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9-08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7-08-0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5-08-13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3-07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2-07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1-07-1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10-07-0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9-07-15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8-07-2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7-07-1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6-07-11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5-11-02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5-07-1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5-05-18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5-03-1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5-01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11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09-01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07-1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04-0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01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2004-01-14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106119372001</text:p>
          </table:table-cell>
          <table:table-cell office:value-type="string" calcext:value-type="string">
            <text:p>1994-09-14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